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4.0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6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2" draw:layer="layout" svg:width="5.574cm" svg:height="1.673cm" svg:x="2.674cm" svg:y="0.978cm">
          <draw:text-box>
            <text:p text:style-name="P1"><text:span text:style-name="T1">Filtragem, armazenamento</text:span></text:p>
            <text:p text:style-name="P1"><text:span text:style-name="T1">em BD relacional, geração</text:span></text:p>
            <text:p text:style-name="P1"><text:span text:style-name="T1">da matriz de similaridades</text:span></text:p>
          </draw:text-box>
        </draw:frame>
        <draw:frame draw:style-name="gr1" draw:text-style-name="P2" draw:layer="layout" svg:width="5.201cm" svg:height="1.673cm" svg:x="11.062cm" svg:y="0.978cm">
          <draw:text-box>
            <text:p text:style-name="P1"><text:span text:style-name="T1">Matrizes de adjacência e</text:span></text:p>
            <text:p text:style-name="P1"><text:span text:style-name="T1">vizinhança, gráfico para</text:span></text:p>
            <text:p text:style-name="P1"><text:span text:style-name="T1">análise do limiar crítico</text:span></text:p>
          </draw:text-box>
        </draw:frame>
        <draw:frame draw:style-name="gr1" draw:text-style-name="P2" draw:layer="layout" svg:width="5.692cm" svg:height="1.199cm" svg:x="19.184cm" svg:y="1.254cm">
          <draw:text-box>
            <text:p text:style-name="P1"><text:span text:style-name="T1">Dendrograma,</text:span></text:p>
            <text:p text:style-name="P1"><text:span text:style-name="T1">matriz de cores rearranjada</text:span></text:p>
          </draw:text-box>
        </draw:frame>
        <draw:frame draw:style-name="gr1" draw:text-style-name="P3" draw:layer="layout" svg:width="4.024cm" svg:height="0.725cm" svg:x="3.563cm" svg:y="6.498cm">
          <draw:text-box>
            <text:p><text:span text:style-name="T1">BioPython, BLAST</text:span></text:p>
          </draw:text-box>
        </draw:frame>
        <draw:g>
          <draw:custom-shape draw:style-name="gr2" draw:text-style-name="P4" draw:layer="layout" svg:width="3.429cm" svg:height="3.429cm" svg:x="3.563cm" svg:y="2.778cm">
            <text:p text:style-name="P1"><text:span text:style-name="T2">Análise de</text:span></text:p>
            <text:p text:style-name="P1"><text:span text:style-name="T2">Similarida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-0.247cm" svg:y1="4.429cm" svg:x2="3.182cm" svg:y2="4.429cm">
            <text:p/>
          </draw:line>
          <draw:frame draw:style-name="gr4" draw:text-style-name="P3" draw:layer="layout" svg:width="3.937cm" svg:height="0.725cm" svg:x="-0.501cm" svg:y="3.54cm">
            <draw:text-box>
              <text:p><text:span text:style-name="T1">Arquivos do NCBI</text:span></text:p>
            </draw:text-box>
          </draw:frame>
          <draw:line draw:style-name="gr3" draw:text-style-name="P1" draw:layer="layout" svg:x1="7.5cm" svg:y1="4.302cm" svg:x2="11.564cm" svg:y2="4.302cm">
            <text:p/>
          </draw:line>
          <draw:frame draw:style-name="gr1" draw:text-style-name="P3" draw:layer="layout" svg:width="4.837cm" svg:height="0.725cm" svg:x="6.992cm" svg:y="3.45cm">
            <draw:text-box>
              <text:p><text:span text:style-name="T1">Matriz de similaridades</text:span></text:p>
            </draw:text-box>
          </draw:frame>
          <draw:custom-shape draw:style-name="gr2" draw:text-style-name="P4" draw:layer="layout" svg:width="3.429cm" svg:height="3.429cm" svg:x="11.945cm" svg:y="2.778cm">
            <text:p text:style-name="P1"><text:span text:style-name="T2">Construção e</text:span></text:p>
            <text:p text:style-name="P1"><text:span text:style-name="T2">Caracterização</text:span></text:p>
            <text:p text:style-name="P1"><text:span text:style-name="T2">das Redes;</text:span></text:p>
            <text:p text:style-name="P1"><text:span text:style-name="T2">Limiar Crític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6.009cm" svg:y1="4.302cm" svg:x2="20.073cm" svg:y2="4.302cm">
            <text:p/>
          </draw:line>
          <draw:custom-shape draw:style-name="gr2" draw:text-style-name="P4" draw:layer="layout" svg:width="3.429cm" svg:height="3.429cm" svg:x="20.454cm" svg:y="2.778cm">
            <text:p text:style-name="P1"><text:span text:style-name="T2">Aplicação da</text:span></text:p>
            <text:p text:style-name="P1"><text:span text:style-name="T2">Clusterizaçã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3" draw:layer="layout" svg:width="4.964cm" svg:height="1.199cm" svg:x="15.617cm" svg:y="2.976cm">
            <draw:text-box>
              <text:p><text:span text:style-name="T1">Matriz de vizinhança do</text:span></text:p>
              <text:p><text:span text:style-name="T1">limiar crítico</text:span></text:p>
            </draw:text-box>
          </draw:frame>
          <draw:custom-shape draw:style-name="gr2" draw:text-style-name="P5" draw:layer="layout" svg:width="3.429cm" svg:height="3.429cm" svg:x="-4.207cm" svg:y="2.778cm">
            <text:p text:style-name="P1"><text:span text:style-name="T2">Escolha de</text:span></text:p>
            <text:p text:style-name="P1"><text:span text:style-name="T2">Sequências</text:span></text:p>
            <text:p text:style-name="P1"><text:span text:style-name="T2">Proteica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3" draw:layer="layout" svg:width="4.63cm" svg:height="0.725cm" svg:x="11.363cm" svg:y="6.499cm">
          <draw:text-box>
            <text:p><text:span text:style-name="T1">RedeCrítica, Madchar</text:span></text:p>
          </draw:text-box>
        </draw:frame>
        <draw:frame draw:style-name="gr1" draw:text-style-name="P3" draw:layer="layout" svg:width="1.755cm" svg:height="0.725cm" svg:x="21.32cm" svg:y="6.461cm">
          <draw:text-box>
            <text:p><text:span text:style-name="T1">Dendo</text:span></text:p>
          </draw:text-box>
        </draw:frame>
        <draw:g>
          <draw:custom-shape draw:style-name="gr2" draw:text-style-name="P4" draw:layer="layout" svg:width="3.429cm" svg:height="3.429cm" svg:x="3.563cm" svg:y="2.778cm">
            <text:p text:style-name="P1"><text:span text:style-name="T2">Análise de</text:span></text:p>
            <text:p text:style-name="P1"><text:span text:style-name="T2">Similarida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-0.247cm" svg:y1="4.429cm" svg:x2="3.182cm" svg:y2="4.429cm">
            <text:p/>
          </draw:line>
          <draw:frame draw:style-name="gr4" draw:text-style-name="P3" draw:layer="layout" svg:width="3.937cm" svg:height="0.725cm" svg:x="-0.501cm" svg:y="3.54cm">
            <draw:text-box>
              <text:p><text:span text:style-name="T1">Arquivos do NCBI</text:span></text:p>
            </draw:text-box>
          </draw:frame>
          <draw:line draw:style-name="gr3" draw:text-style-name="P1" draw:layer="layout" svg:x1="7.5cm" svg:y1="4.302cm" svg:x2="11.564cm" svg:y2="4.302cm">
            <text:p/>
          </draw:line>
          <draw:frame draw:style-name="gr1" draw:text-style-name="P3" draw:layer="layout" svg:width="4.837cm" svg:height="0.725cm" svg:x="6.992cm" svg:y="3.45cm">
            <draw:text-box>
              <text:p><text:span text:style-name="T1">Matriz de similaridades</text:span></text:p>
            </draw:text-box>
          </draw:frame>
          <draw:custom-shape draw:style-name="gr2" draw:text-style-name="P4" draw:layer="layout" svg:width="3.429cm" svg:height="3.429cm" svg:x="11.945cm" svg:y="2.778cm">
            <text:p text:style-name="P1"><text:span text:style-name="T2">Construção e</text:span></text:p>
            <text:p text:style-name="P1"><text:span text:style-name="T2">Caracterização</text:span></text:p>
            <text:p text:style-name="P1"><text:span text:style-name="T2">das Redes;</text:span></text:p>
            <text:p text:style-name="P1"><text:span text:style-name="T2">Limiar Crític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6.009cm" svg:y1="4.302cm" svg:x2="20.073cm" svg:y2="4.302cm">
            <text:p/>
          </draw:line>
          <draw:custom-shape draw:style-name="gr2" draw:text-style-name="P4" draw:layer="layout" svg:width="3.429cm" svg:height="3.429cm" svg:x="20.454cm" svg:y="2.778cm">
            <text:p text:style-name="P1"><text:span text:style-name="T2">Aplicação da</text:span></text:p>
            <text:p text:style-name="P1"><text:span text:style-name="T2">Clusterizaçã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3" draw:layer="layout" svg:width="4.964cm" svg:height="1.199cm" svg:x="15.617cm" svg:y="2.976cm">
            <draw:text-box>
              <text:p><text:span text:style-name="T1">Matriz de vizinhança do</text:span></text:p>
              <text:p><text:span text:style-name="T1">limiar crítico</text:span></text:p>
            </draw:text-box>
          </draw:frame>
          <draw:custom-shape draw:style-name="gr2" draw:text-style-name="P5" draw:layer="layout" svg:width="3.429cm" svg:height="3.429cm" svg:x="-4.207cm" svg:y="2.778cm">
            <text:p text:style-name="P1"><text:span text:style-name="T2">Escolha de</text:span></text:p>
            <text:p text:style-name="P1"><text:span text:style-name="T2">Sequências</text:span></text:p>
            <text:p text:style-name="P1"><text:span text:style-name="T2">Proteica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3" draw:layer="layout" svg:width="4.63cm" svg:height="0.725cm" svg:x="11.363cm" svg:y="6.499cm">
          <draw:text-box>
            <text:p><text:span text:style-name="T1">RedeCrítica, Madchar</text:span></text:p>
          </draw:text-box>
        </draw:frame>
        <draw:frame draw:style-name="gr1" draw:text-style-name="P3" draw:layer="layout" svg:width="1.755cm" svg:height="0.725cm" svg:x="21.32cm" svg:y="6.461cm">
          <draw:text-box>
            <text:p><text:span text:style-name="T1">Dendo</text:span></text:p>
          </draw:text-box>
        </draw:frame>
        <draw:g>
          <draw:custom-shape draw:style-name="gr2" draw:text-style-name="P4" draw:layer="layout" svg:width="3.429cm" svg:height="3.429cm" svg:x="7.477cm" svg:y="13.699cm">
            <text:p text:style-name="P1"><text:span text:style-name="T2">Controle e</text:span></text:p>
            <text:p text:style-name="P1"><text:span text:style-name="T2">Gerencia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5.064cm" svg:y1="15.351cm" svg:x2="7.096cm" svg:y2="15.35cm">
            <text:p/>
          </draw:line>
          <draw:line draw:style-name="gr3" draw:text-style-name="P1" draw:layer="layout" svg:x1="11.287cm" svg:y1="14.716cm" svg:x2="13.192cm" svg:y2="13.192cm">
            <text:p/>
          </draw:line>
          <draw:custom-shape draw:style-name="gr2" draw:text-style-name="P4" draw:layer="layout" svg:width="3.429cm" svg:height="3.429cm" svg:x="13.7cm" svg:y="10.779cm">
            <text:p text:style-name="P1"><text:span text:style-name="T2">Persistênci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1.414cm" svg:y1="16.494cm" svg:x2="13.319cm" svg:y2="17.51cm">
            <text:p/>
          </draw:line>
          <draw:custom-shape draw:style-name="gr2" draw:text-style-name="P4" draw:layer="layout" svg:width="3.429cm" svg:height="3.429cm" svg:x="13.7cm" svg:y="16.113cm">
            <text:p text:style-name="P1"><text:span text:style-name="T2">Módulos</text:span></text:p>
            <text:p text:style-name="P1"><text:span text:style-name="T2">Extern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5" draw:layer="layout" svg:width="3.429cm" svg:height="3.429cm" svg:x="1.254cm" svg:y="13.827cm">
            <text:p text:style-name="P1"><text:span text:style-name="T2">Interface</text:span></text:p>
            <text:p text:style-name="P1"><text:span text:style-name="T2">Gráfic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3" draw:layer="layout" svg:width="2.132cm" svg:height="0.725cm" svg:x="1.889cm" svg:y="17.637cm">
            <draw:text-box>
              <text:p><text:span text:style-name="T1">PyQt, Qt</text:span></text:p>
            </draw:text-box>
          </draw:frame>
          <draw:frame draw:style-name="gr1" draw:text-style-name="P3" draw:layer="layout" svg:width="4.122cm" svg:height="1.199cm" svg:x="7.223cm" svg:y="17.637cm">
            <draw:text-box>
              <text:p><text:span text:style-name="T1">Python: BioPython,</text:span></text:p>
              <text:p><text:span text:style-name="T1">Matplotlib</text:span></text:p>
            </draw:text-box>
          </draw:frame>
          <draw:frame draw:style-name="gr1" draw:text-style-name="P3" draw:layer="layout" svg:width="3.114cm" svg:height="0.725cm" svg:x="13.775cm" svg:y="14.444cm">
            <draw:text-box>
              <text:p><text:span text:style-name="T1">Pickler, Zipfile</text:span></text:p>
            </draw:text-box>
          </draw:frame>
          <draw:frame draw:style-name="gr5" draw:text-style-name="P3" draw:layer="layout" svg:width="8.105cm" svg:height="0.725cm" svg:x="11.16cm" svg:y="19.796cm">
            <draw:text-box>
              <text:p><text:span text:style-name="T1">Fortran: RedeCrítica, Madchar, Dendo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n </meta:initial-creator>
    <meta:creation-date>2011-12-04T13:31:17</meta:creation-date>
    <dc:date>2011-12-15T19:55:14</dc:date>
    <dc:creator>Ivan </dc:creator>
    <meta:editing-duration>PT1H13M50S</meta:editing-duration>
    <meta:editing-cycles>3</meta:editing-cycles>
    <meta:generator>LibreOffice/3.4$Linux LibreOffice_project/340m1$Build-402</meta:generator>
    <meta:document-statistic meta:object-count="42"/>
  </office:meta>
</office:document-meta>
</file>